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 office:value-type="string">
            <text:p>...Fix whatever this is.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2017-09-24</text:date>, <text:time>02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4T02:08:22.25</dc:date>
    <meta:editing-duration>P16DT13H9M53S</meta:editing-duration>
    <meta:editing-cycles>588</meta:editing-cycles>
    <meta:generator>OpenOffice/4.1.3$Win32 OpenOffice.org_project/413m1$Build-9783</meta:generator>
    <dc:creator>LH </dc:creator>
    <meta:document-statistic meta:table-count="12" meta:cell-count="4456" meta:object-count="0"/>
  </office:meta>
</office:document-meta>
</file>